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adornments="Gras" style:font-family-generic="modern" style:font-pitch="fixed"/>
    <style:font-face style:name="Liberation Mono1" svg:font-family="'Liberation Mono'" style:font-adornments="Normal" style:font-family-generic="modern" style:font-pitch="fixed"/>
    <style:font-face style:name="Linux Libertine Display G1" svg:font-family="'Linux Libertine Display G'" style:font-pitch="variable"/>
    <style:font-face style:name="Linux Libertine Display G" svg:font-family="'Linux Libertine Display G'" style:font-adornments="Norm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5.837cm"/>
    </style:style>
    <style:style style:name="co4" style:family="table-column">
      <style:table-column-properties fo:break-before="auto" style:column-width="5.581cm"/>
    </style:style>
    <style:style style:name="co5" style:family="table-column">
      <style:table-column-properties fo:break-before="auto" style:column-width="3.013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 style:data-style-name="N0"/>
    <style:style style:name="ce2" style:family="table-cell" style:parent-style-name="Accent_20_3">
      <style:table-cell-properties fo:border="0.06pt solid #000000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Accent_20_3">
      <style:table-cell-properties fo:border="0.06pt solid #000000"/>
      <style:text-properties fo:font-size="13pt" style:font-size-asian="13pt" style:font-size-complex="13pt"/>
    </style:style>
    <style:style style:name="ce4" style:family="table-cell" style:parent-style-name="Accent_20_3">
      <style:table-cell-properties fo:border="0.06pt solid #000000"/>
      <style:text-properties style:font-name="Linux Libertine Display G1" fo:font-size="13pt" style:font-size-asian="13pt" style:font-size-complex="13pt"/>
    </style:style>
    <style:style style:name="ce5" style:family="table-cell" style:parent-style-name="Accent_20_3">
      <style:table-cell-properties fo:border="0.06pt solid #000000"/>
    </style:style>
    <style:style style:name="ce6" style:family="table-cell" style:parent-style-name="Accent_20_3">
      <style:table-cell-properties style:text-align-source="fix" style:repeat-content="false"/>
      <style:paragraph-properties fo:text-align="start" fo:margin-left="0c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7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Accent_20_2" style:data-style-name="N0"/>
    <style:style style:name="ce9" style:family="table-cell" style:parent-style-name="Accent_20_3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Accent_20_3">
      <style:table-cell-properties style:text-align-source="fix" style:repeat-content="false" fo:wrap-option="no-wrap"/>
      <style:paragraph-properties fo:text-align="end" fo:margin-left="0cm"/>
    </style:style>
    <style:style style:name="ce11" style:family="table-cell" style:parent-style-name="Accent_20_3" style:data-style-name="N0"/>
    <style:style style:name="ce12" style:family="table-cell" style:parent-style-name="Accent_20_3">
      <style:table-cell-properties fo:border="0.06pt solid #000000"/>
      <style:text-properties style:text-underline-style="none" fo:font-weight="bold" style:font-weight-asian="bold" style:font-weight-complex="bold"/>
    </style:style>
    <style:style style:name="ce13" style:family="table-cell" style:parent-style-name="_31_" style:data-style-name="N0"/>
    <style:style style:name="ce14" style:family="table-cell" style:parent-style-name="_32_" style:data-style-name="N0"/>
    <style:style style:name="ce15" style:family="table-cell" style:parent-style-name="Neutral">
      <style:text-properties style:text-underline-style="none" style:font-weight-asian="bold" style:font-weight-complex="bold"/>
    </style:style>
    <style:style style:name="ce16" style:family="table-cell" style:parent-style-name="Default">
      <style:text-properties style:text-underline-style="none" fo:font-weight="bold" style:font-weight-asian="bold" style:font-weight-complex="bold"/>
    </style:style>
    <style:style style:name="T1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Neutral"/>
        <table:table-column table:style-name="co2" table:default-cell-style-name="ce5"/>
        <table:table-column table:style-name="co3" table:default-cell-style-name="ce7"/>
        <table:table-column table:style-name="co4" table:default-cell-style-name="Accent_20_3"/>
        <table:table-column table:style-name="co5" table:default-cell-style-name="ce11"/>
        <table:table-column table:style-name="co6" table:default-cell-style-name="ce14"/>
        <table:table-column table:style-name="co7" table:number-columns-repeated="2" table:default-cell-style-name="Neutral"/>
        <table:table-column table:style-name="co7" table:number-columns-repeated="1016" table:default-cell-style-name="Default"/>
        <table:table-row table:style-name="ro1">
          <table:table-cell/>
          <table:table-cell table:style-name="Neutral" table:number-columns-repeated="5"/>
          <table:table-cell table:number-columns-repeated="1018"/>
        </table:table-row>
        <table:table-row table:style-name="ro2">
          <table:table-cell/>
          <table:table-cell table:style-name="Accent_20_1" office:value-type="string" calcext:value-type="string">
            <text:p>Date</text:p>
          </table:table-cell>
          <table:table-cell table:style-name="Neutral"/>
          <table:table-cell table:style-name="Accent_20_2" office:value-type="string" calcext:value-type="string">
            <text:p>Kilomètre :</text:p>
          </table:table-cell>
          <table:table-cell table:style-name="Neutral" table:number-columns-repeated="2"/>
          <table:table-cell table:number-columns-repeated="1018"/>
        </table:table-row>
        <table:table-row table:style-name="ro2">
          <table:table-cell/>
          <table:table-cell table:style-name="ce1" office:value-type="float" office:value="2021" calcext:value-type="float">
            <text:p>2021</text:p>
          </table:table-cell>
          <table:table-cell table:style-name="Neutral"/>
          <table:table-cell table:style-name="ce8" office:value-type="float" office:value="520000" calcext:value-type="float">
            <text:p>520000</text:p>
          </table:table-cell>
          <table:table-cell table:style-name="Neutral" table:number-columns-repeated="2"/>
          <table:table-cell table:number-columns-repeated="1018"/>
        </table:table-row>
        <table:table-row table:style-name="ro1">
          <table:table-cell/>
          <table:table-cell table:style-name="Neutral" table:number-columns-repeated="5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Entretien :</text:p>
          </table:table-cell>
          <table:table-cell table:style-name="ce6" office:value-type="string" calcext:value-type="string">
            <text:p>Fait le <text:span text:style-name="T3">(km/année):</text:span></text:p>
          </table:table-cell>
          <table:table-cell table:style-name="ce9" office:value-type="string" calcext:value-type="string">
            <text:p>A faire tout les<text:span text:style-name="T3"> (km/an)</text:span>:</text:p>
          </table:table-cell>
          <table:table-cell table:style-name="ce9" office:value-type="string" calcext:value-type="string">
            <text:p>A refaire le :</text:p>
          </table:table-cell>
          <table:table-cell table:style-name="ce12"/>
          <table:table-cell table:style-name="ce15" table:number-columns-repeated="2"/>
          <table:table-cell table:style-name="ce16" table:number-columns-repeated="1016"/>
        </table:table-row>
        <table:table-row table:style-name="ro4">
          <table:table-cell/>
          <table:table-cell table:style-name="ce3" office:value-type="string" calcext:value-type="string">
            <text:p>Vidange Moteur</text:p>
          </table:table-cell>
          <table:table-cell office:value-type="float" office:value="518000" calcext:value-type="float">
            <text:p>518000</text:p>
          </table:table-cell>
          <table:table-cell table:style-name="ce10" office:value-type="float" office:value="7000" calcext:value-type="float">
            <text:p>7000</text:p>
          </table:table-cell>
          <table:table-cell table:formula="of:=[.C6]+[.D6]" office:value-type="float" office:value="525000" calcext:value-type="float">
            <text:p>525000</text:p>
          </table:table-cell>
          <table:table-cell table:style-name="ce13" table:formula="of:=IF([.D3]&gt;=[.E6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>
            <text:p><text:span text:style-name="T1">Vidange </text:span><text:span text:style-name="T2">Pont</text:span></text:p>
          </table:table-cell>
          <table:table-cell office:value-type="float" office:value="518000" calcext:value-type="float">
            <text:p>518000</text:p>
          </table:table-cell>
          <table:table-cell table:style-name="ce10" office:value-type="float" office:value="40000" calcext:value-type="float">
            <text:p>40000</text:p>
          </table:table-cell>
          <table:table-cell table:formula="of:=[.C7]+[.D7]" office:value-type="float" office:value="558000" calcext:value-type="float">
            <text:p>558000</text:p>
          </table:table-cell>
          <table:table-cell table:style-name="ce13" table:formula="of:=IF([.D3]&gt;=[.E7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>
            <text:p><text:span text:style-name="T1">Vidange Boit</text:span><text:span text:style-name="T2">e</text:span></text:p>
          </table:table-cell>
          <table:table-cell office:value-type="float" office:value="518000" calcext:value-type="float">
            <text:p>518000</text:p>
          </table:table-cell>
          <table:table-cell table:style-name="ce10" office:value-type="float" office:value="40000" calcext:value-type="float">
            <text:p>40000</text:p>
          </table:table-cell>
          <table:table-cell table:formula="of:=[.C8]+[.D8]" office:value-type="float" office:value="558000" calcext:value-type="float">
            <text:p>558000</text:p>
          </table:table-cell>
          <table:table-cell table:style-name="ce13" table:formula="of:=IF([.D3]&gt;=[.E8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>
            <text:p>Remplacement filtre/préfiltre gasoil</text:p>
          </table:table-cell>
          <table:table-cell office:value-type="float" office:value="518000" calcext:value-type="float">
            <text:p>518000</text:p>
          </table:table-cell>
          <table:table-cell table:style-name="ce10" office:value-type="float" office:value="40000" calcext:value-type="float">
            <text:p>40000</text:p>
          </table:table-cell>
          <table:table-cell table:formula="of:=[.C9]+[.D9]" office:value-type="float" office:value="558000" calcext:value-type="float">
            <text:p>558000</text:p>
          </table:table-cell>
          <table:table-cell table:style-name="ce13" table:formula="of:=IF([.D3]&gt;=[.E9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>
            <text:p>Remplacement filtre huile</text:p>
          </table:table-cell>
          <table:table-cell office:value-type="float" office:value="518000" calcext:value-type="float">
            <text:p>518000</text:p>
          </table:table-cell>
          <table:table-cell table:style-name="ce10" office:value-type="float" office:value="7000" calcext:value-type="float">
            <text:p>7000</text:p>
          </table:table-cell>
          <table:table-cell table:formula="of:=[.C10]+[.D10]" office:value-type="float" office:value="525000" calcext:value-type="float">
            <text:p>525000</text:p>
          </table:table-cell>
          <table:table-cell table:style-name="ce13" table:formula="of:=IF([.D4]&gt;=[.E10];&quot;##&quot;+ORG.OPENOFFICE.STYLE(&quot;2&quot;);&quot;##&quot;+ORG.OPENOFFICE.STYLE(&quot;1&quot;))" office:value-type="string" office:string-value="#VALEUR !" calcext:value-type="string">
            <text:p>#VALEUR !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>
            <text:p><text:span text:style-name="T1">Vidange r</text:span><text:span text:style-name="T2">efroidissement</text:span></text:p>
          </table:table-cell>
          <table:table-cell office:value-type="float" office:value="2019" calcext:value-type="float">
            <text:p>2019</text:p>
          </table:table-cell>
          <table:table-cell table:style-name="ce10" office:value-type="float" office:value="2" calcext:value-type="float">
            <text:p>2</text:p>
          </table:table-cell>
          <table:table-cell table:formula="of:=[.C11]+[.D11]" office:value-type="float" office:value="2021" calcext:value-type="float">
            <text:p>2021</text:p>
          </table:table-cell>
          <table:table-cell table:formula="of:=IF([.B3]&gt;=[.E11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>
            <text:p><text:span text:style-name="T1">Vidange </text:span><text:span text:style-name="T2">frein/embrayage</text:span></text:p>
          </table:table-cell>
          <table:table-cell office:value-type="float" office:value="2021" calcext:value-type="float">
            <text:p>2021</text:p>
          </table:table-cell>
          <table:table-cell table:style-name="ce10" office:value-type="float" office:value="2" calcext:value-type="float">
            <text:p>2</text:p>
          </table:table-cell>
          <table:table-cell table:formula="of:=[.C12]+[.D12]" office:value-type="float" office:value="2023" calcext:value-type="float">
            <text:p>2023</text:p>
          </table:table-cell>
          <table:table-cell table:style-name="ce13" table:formula="of:=IF([.B3]&gt;=[.E12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oint de graissage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formula="of:=[.C13]+[.D13]" office:value-type="float" office:value="2019" calcext:value-type="float">
            <text:p>2019</text:p>
          </table:table-cell>
          <table:table-cell table:formula="of:=IF([.D3]&gt;=[.E13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érif’ rondelle biellette d’embrayage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formula="of:=[.C14]+[.D14]" office:value-type="float" office:value="2019" calcext:value-type="float">
            <text:p>2019</text:p>
          </table:table-cell>
          <table:table-cell table:formula="of:=IF([.D3]&gt;=[.E14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érif’ rouille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formula="of:=[.C15]+[.D15]" office:value-type="float" office:value="2021" calcext:value-type="float">
            <text:p>2021</text:p>
          </table:table-cell>
          <table:table-cell table:formula="of:=IF([.D3]&gt;=[.E15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formula="of:=[.C16]+[.D16]" office:value-type="float" office:value="0" calcext:value-type="float">
            <text:p>0</text:p>
          </table:table-cell>
          <table:table-cell table:formula="of:=IF([.D3]&gt;=[.E16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formula="of:=[.C17]+[.D17]" office:value-type="float" office:value="0" calcext:value-type="float">
            <text:p>0</text:p>
          </table:table-cell>
          <table:table-cell table:formula="of:=IF([.D14]&gt;=[.E17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formula="of:=[.C18]+[.D18]" office:value-type="float" office:value="0" calcext:value-type="float">
            <text:p>0</text:p>
          </table:table-cell>
          <table:table-cell table:formula="of:=IF([.D3]&gt;=[.E18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formula="of:=[.C19]+[.D19]" office:value-type="float" office:value="0" calcext:value-type="float">
            <text:p>0</text:p>
          </table:table-cell>
          <table:table-cell table:formula="of:=IF([.D3]&gt;=[.E19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formula="of:=[.C20]+[.D20]" office:value-type="float" office:value="0" calcext:value-type="float">
            <text:p>0</text:p>
          </table:table-cell>
          <table:table-cell table:formula="of:=IF([.D3]&gt;=[.E20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formula="of:=[.C21]+[.D21]" office:value-type="float" office:value="0" calcext:value-type="float">
            <text:p>0</text:p>
          </table:table-cell>
          <table:table-cell table:formula="of:=IF([.D3]&gt;=[.E21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formula="of:=[.C22]+[.D22]" office:value-type="float" office:value="0" calcext:value-type="float">
            <text:p>0</text:p>
          </table:table-cell>
          <table:table-cell table:formula="of:=IF([.D3]&gt;=[.E22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formula="of:=[.C23]+[.D23]" office:value-type="float" office:value="0" calcext:value-type="float">
            <text:p>0</text:p>
          </table:table-cell>
          <table:table-cell table:formula="of:=IF([.D3]&gt;=[.E23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formula="of:=[.C24]+[.D24]" office:value-type="float" office:value="0" calcext:value-type="float">
            <text:p>0</text:p>
          </table:table-cell>
          <table:table-cell table:formula="of:=IF([.D3]&gt;=[.E24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formula="of:=[.C25]+[.D25]" office:value-type="float" office:value="0" calcext:value-type="float">
            <text:p>0</text:p>
          </table:table-cell>
          <table:table-cell table:formula="of:=IF([.D3]&gt;=[.E25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formula="of:=[.C26]+[.D26]" office:value-type="float" office:value="0" calcext:value-type="float">
            <text:p>0</text:p>
          </table:table-cell>
          <table:table-cell table:formula="of:=IF([.D3]&gt;=[.E26];&quot;##&quot;+ORG.OPENOFFICE.STYLE(&quot;2&quot;);&quot;##&quot;+ORG.OPENOFFICE.STYLE(&quot;1&quot;))" office:value-type="string" office:string-value="" calcext:value-type="error">
            <text:p>#VALEUR !</text:p>
          </table:table-cell>
          <table:table-cell table:number-columns-repeated="1018"/>
        </table:table-row>
        <table:table-row table:style-name="ro1" table:number-rows-repeated="9">
          <table:table-cell/>
          <table:table-cell table:style-name="Neutral" table:number-columns-repeated="5"/>
          <table:table-cell table:number-columns-repeated="1018"/>
        </table:table-row>
        <table:table-row table:style-name="ro1">
          <table:table-cell/>
          <table:table-cell table:style-name="Neutral" table:number-columns-repeated="5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adornments="Gras" style:font-family-generic="modern" style:font-pitch="fixed"/>
    <style:font-face style:name="Liberation Mono1" svg:font-family="'Liberation Mono'" style:font-adornments="Normal" style:font-family-generic="modern" style:font-pitch="fixed"/>
    <style:font-face style:name="Linux Libertine Display G1" svg:font-family="'Linux Libertine Display G'" style:font-pitch="variable"/>
    <style:font-face style:name="Linux Libertine Display G" svg:font-family="'Linux Libertine Display G'" style:font-adornments="Norm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 number:style="long"/>
      <number:text>/</number:text>
      <number:month number:style="long"/>
      <number:text>/</number:text>
      <number:year/>
      <number:text>+</number:text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 style:data-style-name="N37">
      <style:table-cell-properties fo:background-color="#add58a" fo:border="1.25pt solid #000000"/>
      <style:text-properties fo:color="#000000" style:font-name="Liberation Mono1" fo:font-family="'Liberation Mono'" style:font-style-name="Normal" style:font-family-generic="modern" style:font-pitch="fixed" fo:font-size="15pt" fo:font-style="normal" fo:font-weight="bold"/>
    </style:style>
    <style:style style:name="Accent_20_2" style:display-name="Accent 2" style:family="table-cell" style:parent-style-name="Accent" style:data-style-name="N0">
      <style:table-cell-properties fo:background-color="#add58a" fo:border="1.25pt solid #000000"/>
      <style:text-properties fo:color="#000000" style:font-name="Liberation Mono" fo:font-family="'Liberation Mono'" style:font-style-name="Gras" style:font-family-generic="modern" style:font-pitch="fixed" fo:font-size="15pt" fo:font-style="normal" fo:text-shadow="1pt 1pt" fo:font-weight="bold"/>
    </style:style>
    <style:style style:name="Accent_20_3" style:display-name="Accent 3" style:family="table-cell" style:parent-style-name="Accent">
      <style:table-cell-properties fo:border-bottom="0.51pt solid #000000" fo:background-color="#8ccfb7" fo:border-left="none" fo:border-right="none" fo:border-top="0.51pt solid #000000"/>
      <style:text-properties style:font-name="Linux Libertine Display G" fo:font-family="'Linux Libertine Display G'" style:font-style-name="Normal" style:font-pitch="variable" fo:font-size="13pt" fo:font-weight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3_" style:display-name="3" style:family="table-cell" style:parent-style-name="Warning">
      <style:table-cell-properties fo:background-color="#faa61a"/>
      <style:text-properties fo:color="#ed1c24" fo:font-weight="bold"/>
    </style:style>
    <style:style style:name="_31_" style:display-name="1" style:family="table-cell" style:parent-style-name="Default">
      <style:table-cell-properties fo:background-color="#72bf44" fo:border="1.25pt solid #000000"/>
      <style:text-properties fo:color="#e0efd4"/>
    </style:style>
    <style:style style:name="_32_" style:display-name="2" style:family="table-cell" style:parent-style-name="Warning">
      <style:table-cell-properties fo:background-color="#94070a" fo:border="1.25pt solid #000000"/>
      <style:text-properties fo:color="#ed1c24" fo:text-shadow="non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2:11:59.5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09T21:48:30.976000000</meta:creation-date>
    <dc:date>2021-08-05T12:25:42.570000000</dc:date>
    <meta:editing-duration>PT2H10M39S</meta:editing-duration>
    <meta:editing-cycles>7</meta:editing-cycles>
    <meta:generator>LibreOffice/6.4.3.2$Windows_X86_64 LibreOffice_project/747b5d0ebf89f41c860ec2a39efd7cb15b54f2d8</meta:generator>
    <meta:document-statistic meta:table-count="1" meta:cell-count="80" meta:object-count="0"/>
  </office:meta>
</office:document-meta>
</file>